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051cm" fo:padding-bottom="0.051cm" fo:padding-left="0.051cm" fo:padding-right="0.05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3cm" fo:min-width="2.86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1.92cm"/>
    </style:style>
    <style:style style:name="gr4" style:family="graphic" style:parent-style-name="standard">
      <style:graphic-properties svg:stroke-width="0.152cm" draw:marker-start="Arrow" draw:marker-start-width="0.345cm" draw:marker-end="Arrow" draw:marker-end-width="0.345cm" draw:textarea-horizontal-align="center" draw:textarea-vertical-align="middle" fo:padding-top="0.076cm" fo:padding-bottom="0.076cm" fo:padding-left="0.076cm" fo:padding-right="0.0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1.27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9cm" fo:min-width="4.151cm"/>
    </style:style>
    <style:style style:name="gr7" style:family="graphic" style:parent-style-name="standard">
      <style:graphic-properties svg:stroke-width="0.102cm" draw:marker-start="Arrow" draw:marker-start-width="0.305cm" draw:marker-end="Arrow" draw:marker-end-width="0.305cm" draw:textarea-horizontal-align="center" draw:textarea-vertical-align="middle" fo:padding-top="0.051cm" fo:padding-bottom="0.051cm" fo:padding-left="0.051cm" fo:padding-right="0.0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1.272cm"/>
    </style:style>
    <style:style style:name="gr9" style:family="graphic" style:parent-style-name="standard">
      <style:graphic-properties draw:stroke="none" svg:stroke-width="0.152cm" svg:stroke-color="#000000" draw:marker-start-width="0.558cm" draw:marker-end-width="0.558cm" draw:fill="none" draw:fill-color="#ffffff" draw:textarea-horizontal-align="left" draw:auto-grow-height="true" draw:auto-grow-width="true" fo:min-height="0.577cm" fo:min-width="2.19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4.151cm"/>
    </style:style>
    <style:style style:name="gr11" style:family="graphic" style:parent-style-name="standard">
      <style:graphic-properties svg:stroke-width="0.102cm" draw:marker-start="Arrow" draw:marker-start-width="0.279cm" draw:marker-end="Arrow" draw:marker-end-width="0.279cm" draw:textarea-horizontal-align="center" draw:textarea-vertical-align="middle" fo:padding-top="0.051cm" fo:padding-bottom="0.051cm" fo:padding-left="0.051cm" fo:padding-right="0.051cm"/>
    </style:style>
    <style:style style:name="gr12" style:family="graphic" style:parent-style-name="standard">
      <style:graphic-properties draw:stroke="none" svg:stroke-width="0.152cm" svg:stroke-color="#000000" draw:marker-start-width="0.558cm" draw:marker-end-width="0.558cm" draw:fill="none" draw:fill-color="#ffffff" draw:textarea-horizontal-align="left" draw:auto-grow-height="true" draw:auto-grow-width="true" fo:min-height="0.788cm" fo:min-width="1.47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3.69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3.8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1.5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1.797cm"/>
    </style:style>
    <style:style style:name="gr17" style:family="graphic" style:parent-style-name="standard">
      <style:graphic-properties svg:stroke-width="0.152cm" draw:marker-start="Arrow" draw:marker-start-width="0.305cm" draw:marker-end="Arrow" draw:marker-end-width="0.305cm" draw:textarea-horizontal-align="center" draw:textarea-vertical-align="middle" fo:padding-top="0.077cm" fo:padding-bottom="0.077cm" fo:padding-left="0.077cm" fo:padding-right="0.07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1.661cm"/>
    </style:style>
    <style:style style:name="gr19" style:family="graphic" style:parent-style-name="standard">
      <style:graphic-properties svg:stroke-width="0.102cm" draw:marker-start="Arrow" draw:marker-start-width="0.254cm" draw:marker-end="Arrow" draw:marker-end-width="0.254cm" draw:textarea-horizontal-align="center" draw:textarea-vertical-align="middle" fo:padding-top="0.052cm" fo:padding-bottom="0.052cm" fo:padding-left="0.052cm" fo:padding-right="0.05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.09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1.66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1.454cm"/>
    </style:style>
    <style:style style:name="gr23" style:family="graphic" style:parent-style-name="standard">
      <style:graphic-properties draw:fill-color="#66fff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4cm" fo:min-width="0cm"/>
    </style:style>
    <style:style style:name="gr25" style:family="graphic" style:parent-style-name="standard">
      <style:graphic-properties svg:stroke-width="0.152cm" draw:marker-start="Arrow" draw:marker-start-width="0.254cm" draw:marker-end="Arrow" draw:marker-end-width="0.254cm" draw:textarea-horizontal-align="center" draw:textarea-vertical-align="middle" fo:padding-top="0.076cm" fo:padding-bottom="0.076cm" fo:padding-left="0.076cm" fo:padding-right="0.076cm"/>
    </style:style>
    <style:style style:name="gr26" style:family="graphic" style:parent-style-name="standard">
      <style:graphic-properties svg:stroke-width="0.102cm" draw:marker-start="Arrow" draw:marker-start-width="0.305cm" draw:marker-end-width="0.61cm" draw:textarea-horizontal-align="center" draw:textarea-vertical-align="middle" fo:padding-top="0.051cm" fo:padding-bottom="0.051cm" fo:padding-left="0.051cm" fo:padding-right="0.05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1cm" fo:min-width="2.86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1.4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5cm" fo:min-width="3.698cm"/>
    </style:style>
    <style:style style:name="gr30" style:family="graphic" style:parent-style-name="standard">
      <style:graphic-properties svg:stroke-width="0.102cm" draw:marker-start="Arrow" draw:marker-start-width="0.254cm" draw:marker-end="Arrow" draw:marker-end-width="0.254cm" draw:textarea-horizontal-align="center" draw:textarea-vertical-align="middle" fo:padding-top="0.051cm" fo:padding-bottom="0.051cm" fo:padding-left="0.051cm" fo:padding-right="0.05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7cm" fo:min-width="2.13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2.296cm"/>
    </style:style>
    <style:style style:name="gr33" style:family="graphic" style:parent-style-name="objectwithoutfill">
      <style:graphic-properties svg:stroke-width="0.102cm" draw:marker-start="Arrow" draw:marker-start-width="0.254cm" draw:marker-end="Arrow" draw:marker-end-width="0.254cm" draw:fill="none" draw:textarea-horizontal-align="center" draw:textarea-vertical-align="middle" fo:padding-top="0.051cm" fo:padding-bottom="0.051cm" fo:padding-left="0.051cm" fo:padding-right="0.051cm"/>
    </style:style>
    <style:style style:name="gr34" style:family="graphic" style:parent-style-name="objectwithoutfill">
      <style:graphic-properties svg:stroke-width="0.152cm" draw:marker-start="Arrow" draw:marker-start-width="0.254cm" draw:marker-end="Arrow" draw:marker-end-width="0.254cm" draw:fill="none" draw:textarea-horizontal-align="center" draw:textarea-vertical-align="middle" fo:padding-top="0.076cm" fo:padding-bottom="0.076cm" fo:padding-left="0.076cm" fo:padding-right="0.07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2.15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2.03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50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3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6pt"/>
    </style:style>
    <style:style style:name="P4" style:family="paragraph">
      <style:paragraph-properties fo:margin-left="0cm" fo:margin-right="0cm" fo:text-indent="0cm"/>
      <style:text-properties fo:font-size="12pt" fo:font-weight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16pt" style:font-size-asian="24pt" style:font-size-complex="24pt"/>
    </style:style>
    <style:style style:name="P7" style:family="paragraph">
      <style:paragraph-properties fo:margin-left="0cm" fo:margin-right="0cm" fo:text-indent="0cm"/>
      <style:text-properties fo:font-size="12pt" fo:font-weight="bold" style:font-size-asian="14pt" style:font-size-complex="14pt"/>
    </style:style>
    <style:style style:name="P8" style:family="paragraph">
      <style:paragraph-properties fo:margin-left="0cm" fo:margin-right="0cm" fo:text-indent="0cm"/>
      <style:text-properties fo:font-size="12pt" fo:font-weight="bold" style:font-size-asian="24pt" style:font-size-complex="24pt"/>
    </style:style>
    <style:style style:name="P9" style:family="paragraph">
      <style:paragraph-properties fo:margin-left="0cm" fo:margin-right="0cm" fo:text-indent="0cm"/>
      <style:text-properties fo:font-size="16pt" style:font-size-asian="24pt" style:font-size-complex="24pt"/>
    </style:style>
    <style:style style:name="P10" style:family="paragraph">
      <style:paragraph-properties fo:margin-left="0cm" fo:margin-right="0cm" fo:text-indent="0cm"/>
      <style:text-properties fo:font-size="12pt" fo:font-weight="bold" style:font-size-asian="12pt" style:font-size-complex="12pt"/>
    </style:style>
    <style:style style:name="P11" style:family="paragraph">
      <style:paragraph-properties fo:margin-left="0cm" fo:margin-right="0cm" fo:text-indent="0cm"/>
      <style:text-properties fo:font-size="14pt" fo:font-weight="bold" style:font-size-asian="14pt" style:font-size-complex="14pt"/>
    </style:style>
    <style:style style:name="P12" style:family="paragraph">
      <style:paragraph-properties fo:margin-left="0cm" fo:margin-right="0cm" fo:text-indent="0cm"/>
      <style:text-properties fo:font-size="14pt" fo:font-weight="bold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paragraph-properties fo:margin-left="0cm" fo:margin-right="0cm" fo:text-align="center" fo:text-indent="0cm"/>
      <style:text-properties fo:font-size="16pt"/>
    </style:style>
    <style:style style:name="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T1" style:family="text">
      <style:text-properties fo:font-size="16pt"/>
    </style:style>
    <style:style style:name="T2" style:family="text">
      <style:text-properties fo:font-size="12pt" fo:font-weight="bold"/>
    </style:style>
    <style:style style:name="T3" style:family="text">
      <style:text-properties fo:font-size="16pt" style:font-size-asian="24pt" style:font-size-complex="24pt"/>
    </style:style>
    <style:style style:name="T4" style:family="text">
      <style:text-properties fo:font-size="12pt" fo:font-weight="bold" style:font-size-asian="14pt" style:font-size-complex="14pt"/>
    </style:style>
    <style:style style:name="T5" style:family="text">
      <style:text-properties fo:font-size="12pt" fo:font-weight="bold" style:font-size-asian="24pt" style:font-size-complex="24pt"/>
    </style:style>
    <style:style style:name="T6" style:family="text">
      <style:text-properties fo:font-size="12pt" fo:font-weight="bold" style:font-size-asian="12pt" style:font-size-complex="12pt"/>
    </style:style>
    <style:style style:name="T7" style:family="text">
      <style:text-properties fo:font-size="14pt" fo:font-weight="bold" style:font-size-asian="14pt" style:font-size-complex="1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/>
        </office:forms>
        <draw:rect draw:style-name="gr1" draw:text-style-name="P1" draw:layer="layout" svg:width="3.302cm" svg:height="1.764cm" svg:x="15.748cm" svg:y="11.176cm">
          <text:p/>
        </draw:rect>
        <draw:rect draw:style-name="gr1" draw:text-style-name="P1" draw:layer="layout" svg:width="3.302cm" svg:height="1.764cm" svg:x="15.716cm" svg:y="15.674cm">
          <text:p/>
        </draw:rect>
        <draw:frame draw:style-name="gr2" draw:text-style-name="P3" draw:layer="layout" svg:width="2.032cm" svg:height="1.313cm" svg:x="16.51cm" svg:y="11.395cm">
          <draw:text-box>
            <text:p text:style-name="P2"><text:span text:style-name="T1">Cisco8</text:span></text:p>
            <text:p text:style-name="P2"><text:span text:style-name="T1">(6509)</text:span></text:p>
          </draw:text-box>
        </draw:frame>
        <draw:frame draw:style-name="gr3" draw:text-style-name="P3" draw:layer="layout" svg:width="1.92cm" svg:height="1.313cm" svg:x="16.341cm" svg:y="15.914cm">
          <draw:text-box>
            <text:p text:style-name="P2"><text:span text:style-name="T1">Cisco5</text:span></text:p>
            <text:p text:style-name="P2"><text:span text:style-name="T1">(6513)</text:span></text:p>
          </draw:text-box>
        </draw:frame>
        <draw:line draw:style-name="gr4" draw:text-style-name="P1" draw:layer="layout" svg:x1="17.272cm" svg:y1="12.954cm" svg:x2="17.24cm" svg:y2="15.66cm">
          <text:p/>
        </draw:line>
        <draw:frame draw:style-name="gr5" draw:text-style-name="P4" draw:layer="layout" svg:width="1.272cm" svg:height="0.661cm" svg:x="17.526cm" svg:y="13.97cm">
          <draw:text-box>
            <text:p text:style-name="P2"><text:span text:style-name="T2">8Gb</text:span></text:p>
          </draw:text-box>
        </draw:frame>
        <draw:rect draw:style-name="gr1" draw:text-style-name="P1" draw:layer="layout" svg:width="4.826cm" svg:height="2.54cm" svg:x="21.59cm" svg:y="14.224cm" draw:corner-radius="0.5cm">
          <text:p/>
        </draw:rect>
        <draw:frame draw:style-name="gr6" draw:text-style-name="P6" draw:layer="layout" svg:width="4.151cm" svg:height="1.969cm" svg:x="22.045cm" svg:y="14.593cm">
          <draw:text-box>
            <text:p text:style-name="P5"><text:span text:style-name="T3">pc201 – pc210</text:span></text:p>
            <text:p text:style-name="P5"><text:span text:style-name="T3">pc241 – pc360</text:span></text:p>
            <text:p text:style-name="P5"><text:span text:style-name="T3">(pc3000)</text:span></text:p>
          </draw:text-box>
        </draw:frame>
        <draw:line draw:style-name="gr7" draw:text-style-name="P1" draw:layer="layout" svg:x1="19.05cm" svg:y1="12.7cm" svg:x2="21.717cm" svg:y2="14.478cm">
          <text:p/>
        </draw:line>
        <draw:line draw:style-name="gr7" draw:text-style-name="P1" draw:layer="layout" svg:x1="21.59cm" svg:y1="16.383cm" svg:x2="19.055cm" svg:y2="17.018cm">
          <text:p/>
        </draw:line>
        <draw:frame draw:style-name="gr8" draw:text-style-name="P7" draw:layer="layout" svg:width="1.272cm" svg:height="0.839cm" svg:x="19.431cm" svg:y="13.766cm">
          <draw:text-box>
            <text:p text:style-name="P2"><text:span text:style-name="T4">1Gb</text:span></text:p>
          </draw:text-box>
        </draw:frame>
        <draw:frame draw:style-name="gr9" draw:text-style-name="P8" draw:layer="layout" svg:width="2.199cm" svg:height="0.577cm" svg:x="19.899cm" svg:y="16.764cm">
          <draw:text-box>
            <text:p text:style-name="P2"><text:span text:style-name="T5">100Mb</text:span></text:p>
          </draw:text-box>
        </draw:frame>
        <draw:rect draw:style-name="gr1" draw:text-style-name="P1" draw:layer="layout" svg:width="4.558cm" svg:height="2.286cm" svg:x="21.687cm" svg:y="11.049cm" draw:corner-radius="0.5cm">
          <text:p/>
        </draw:rect>
        <draw:frame draw:style-name="gr10" draw:text-style-name="P6" draw:layer="layout" svg:width="4.151cm" svg:height="1.313cm" svg:x="21.84cm" svg:y="11.684cm">
          <draw:text-box>
            <text:p text:style-name="P5"><text:span text:style-name="T3">pc211 – pc240</text:span></text:p>
            <text:p text:style-name="P5"><text:span text:style-name="T3">(pc3000)</text:span></text:p>
          </draw:text-box>
        </draw:frame>
        <draw:line draw:style-name="gr11" draw:text-style-name="P1" draw:layer="layout" svg:x1="19.05cm" svg:y1="11.978cm" svg:x2="21.717cm" svg:y2="11.938cm">
          <text:p/>
        </draw:line>
        <draw:frame draw:style-name="gr12" draw:text-style-name="P7" draw:layer="layout" svg:width="1.473cm" svg:height="0.788cm" svg:x="20.066cm" svg:y="12.166cm">
          <draw:text-box>
            <text:p text:style-name="P2"><text:span text:style-name="T4">1Gb</text:span></text:p>
          </draw:text-box>
        </draw:frame>
        <draw:rect draw:style-name="gr1" draw:text-style-name="P1" draw:layer="layout" svg:width="3.556cm" svg:height="1.764cm" svg:x="18.034cm" svg:y="8.269cm">
          <text:p/>
        </draw:rect>
        <draw:rect draw:style-name="gr1" draw:text-style-name="P1" draw:layer="layout" svg:width="4.064cm" svg:height="1.778cm" svg:x="6.9cm" svg:y="19.054cm" draw:corner-radius="0.5cm">
          <text:p/>
        </draw:rect>
        <draw:frame draw:style-name="gr13" draw:text-style-name="P9" draw:layer="layout" svg:width="3.698cm" svg:height="1.313cm" svg:x="7.097cm" svg:y="19.388cm">
          <draw:text-box>
            <text:p text:style-name="P2"><text:span text:style-name="T3">pc401-pc560</text:span></text:p>
            <text:p text:style-name="P2"><text:span text:style-name="T3"><text:s text:c="4"/></text:span><text:span text:style-name="T3">(d710)</text:span></text:p>
          </draw:text-box>
        </draw:frame>
        <draw:rect draw:style-name="gr1" draw:text-style-name="P1" draw:layer="layout" svg:width="3.556cm" svg:height="1.764cm" svg:x="3.175cm" svg:y="14.619cm">
          <text:p/>
        </draw:rect>
        <draw:frame draw:style-name="gr2" draw:text-style-name="P3" draw:layer="layout" svg:width="3.302cm" svg:height="1.313cm" svg:x="3.429cm" svg:y="14.859cm">
          <draw:text-box>
            <text:p text:style-name="P2"><text:span text:style-name="T1">Procurve3</text:span></text:p>
            <text:p text:style-name="P2"><text:span text:style-name="T1">(hp5412zl)</text:span></text:p>
          </draw:text-box>
        </draw:frame>
        <draw:rect draw:style-name="gr1" draw:text-style-name="P1" draw:layer="layout" svg:width="4.064cm" svg:height="1.778cm" svg:x="2.54cm" svg:y="11.811cm" draw:corner-radius="0.5cm">
          <text:p/>
        </draw:rect>
        <draw:frame draw:style-name="gr14" draw:text-style-name="P9" draw:layer="layout" svg:width="3.81cm" svg:height="1.313cm" svg:x="2.794cm" svg:y="12.065cm">
          <draw:text-box>
            <text:p text:style-name="P2"><text:span text:style-name="T3">pc601-pc616</text:span></text:p>
            <text:p text:style-name="P2"><text:span text:style-name="T3"><text:s text:c="5"/></text:span><text:span text:style-name="T3">(d820)</text:span></text:p>
          </draw:text-box>
        </draw:frame>
        <draw:rect draw:style-name="gr1" draw:text-style-name="P1" draw:layer="layout" svg:width="3.556cm" svg:height="1.764cm" svg:x="7.239cm" svg:y="14.605cm">
          <text:p/>
        </draw:rect>
        <draw:rect draw:style-name="gr1" draw:text-style-name="P1" draw:layer="layout" svg:width="3.556cm" svg:height="1.764cm" svg:x="11.303cm" svg:y="14.605cm">
          <text:p/>
        </draw:rect>
        <draw:frame draw:style-name="gr2" draw:text-style-name="P3" draw:layer="layout" svg:width="3.302cm" svg:height="1.313cm" svg:x="7.493cm" svg:y="14.859cm">
          <draw:text-box>
            <text:p text:style-name="P2"><text:span text:style-name="T1">Procurve4</text:span></text:p>
            <text:p text:style-name="P2"><text:span text:style-name="T1">(hp5412zl)</text:span></text:p>
          </draw:text-box>
        </draw:frame>
        <draw:frame draw:style-name="gr2" draw:text-style-name="P3" draw:layer="layout" svg:width="3.302cm" svg:height="1.313cm" svg:x="11.557cm" svg:y="14.816cm">
          <draw:text-box>
            <text:p text:style-name="P2"><text:span text:style-name="T1">Procurve5</text:span></text:p>
            <text:p text:style-name="P2"><text:span text:style-name="T1">(hp5412zl)</text:span></text:p>
          </draw:text-box>
        </draw:frame>
        <draw:line draw:style-name="gr7" draw:text-style-name="P1" draw:layer="layout" svg:x1="4.699cm" svg:y1="16.383cm" svg:x2="7.239cm" svg:y2="19.177cm">
          <text:p/>
        </draw:line>
        <draw:line draw:style-name="gr7" draw:text-style-name="P1" draw:layer="layout" svg:x1="8.885cm" svg:y1="16.382cm" svg:x2="8.885cm" svg:y2="19.176cm">
          <text:p/>
        </draw:line>
        <draw:frame draw:style-name="gr15" draw:text-style-name="P10" draw:layer="layout" svg:width="1.501cm" svg:height="0.661cm" svg:x="4.445cm" svg:y="18.008cm">
          <draw:text-box>
            <text:p text:style-name="P2"><text:span text:style-name="T6">4x1Gb</text:span></text:p>
          </draw:text-box>
        </draw:frame>
        <draw:line draw:style-name="gr7" draw:text-style-name="P1" draw:layer="layout" svg:x1="13.081cm" svg:y1="16.383cm" svg:x2="10.795cm" svg:y2="19.177cm">
          <text:p/>
        </draw:line>
        <draw:frame draw:style-name="gr2" draw:text-style-name="P3" draw:layer="layout" svg:width="3.152cm" svg:height="1.313cm" svg:x="18.288cm" svg:y="8.509cm">
          <draw:text-box>
            <text:p text:style-name="P2"><text:span text:style-name="T1">Procurve1</text:span></text:p>
            <text:p text:style-name="P2"><text:span text:style-name="T1">(hp5412zl)</text:span></text:p>
          </draw:text-box>
        </draw:frame>
        <draw:frame draw:style-name="gr16" draw:text-style-name="P10" draw:layer="layout" svg:width="1.797cm" svg:height="0.661cm" svg:x="8.871cm" svg:y="9.017cm">
          <draw:text-box>
            <text:p text:style-name="P2"><text:span text:style-name="T6">160Gb</text:span></text:p>
          </draw:text-box>
        </draw:frame>
        <draw:line draw:style-name="gr17" draw:text-style-name="P1" draw:layer="layout" svg:x1="12.7cm" svg:y1="10.922cm" svg:x2="12.7cm" svg:y2="14.605cm">
          <text:p/>
        </draw:line>
        <draw:line draw:style-name="gr17" draw:text-style-name="P1" draw:layer="layout" svg:x1="11.43cm" svg:y1="10.922cm" svg:x2="6.223cm" svg:y2="14.605cm">
          <text:p/>
        </draw:line>
        <draw:line draw:style-name="gr17" draw:text-style-name="P1" draw:layer="layout" svg:x1="12.065cm" svg:y1="10.922cm" svg:x2="10.541cm" svg:y2="14.605cm">
          <text:p/>
        </draw:line>
        <draw:frame draw:style-name="gr18" draw:text-style-name="P11" draw:layer="layout" svg:width="1.661cm" svg:height="0.762cm" svg:x="9.284cm" svg:y="12.699cm">
          <draw:text-box>
            <text:p text:style-name="P2"><text:span text:style-name="T7">40Gb</text:span></text:p>
          </draw:text-box>
        </draw:frame>
        <draw:rect draw:style-name="gr1" draw:text-style-name="P1" draw:layer="layout" svg:width="3.302cm" svg:height="1.764cm" svg:x="5.334cm" svg:y="8.269cm">
          <text:p/>
        </draw:rect>
        <draw:frame draw:style-name="gr2" draw:text-style-name="P3" draw:layer="layout" svg:width="3.179cm" svg:height="1.313cm" svg:x="5.457cm" svg:y="8.509cm">
          <draw:text-box>
            <text:p text:style-name="P2"><text:span text:style-name="T1"><text:s text:c="3"/></text:span><text:span text:style-name="T1">Arista1</text:span></text:p>
            <text:p text:style-name="P2"><text:span text:style-name="T1"><text:s text:c="3"/></text:span><text:span text:style-name="T1">(7504)</text:span></text:p>
          </draw:text-box>
        </draw:frame>
        <draw:line draw:style-name="gr19" draw:text-style-name="P1" draw:layer="layout" svg:x1="6.35cm" svg:y1="10.033cm" svg:x2="6.35cm" svg:y2="11.938cm">
          <text:p/>
        </draw:line>
        <draw:frame draw:style-name="gr20" draw:text-style-name="P11" draw:layer="layout" svg:width="2.093cm" svg:height="0.661cm" svg:x="6.477cm" svg:y="10.642cm">
          <draw:text-box>
            <text:p text:style-name="P2"><text:span text:style-name="T7">4x10Gb</text:span></text:p>
          </draw:text-box>
        </draw:frame>
        <draw:line draw:style-name="gr17" draw:text-style-name="P1" draw:layer="layout" svg:x1="10.795cm" svg:y1="8.763cm" svg:x2="8.636cm" svg:y2="8.763cm">
          <text:p/>
        </draw:line>
        <draw:frame draw:style-name="gr21" draw:text-style-name="P11" draw:layer="layout" svg:width="1.661cm" svg:height="0.661cm" svg:x="12.817cm" svg:y="12.674cm">
          <draw:text-box>
            <text:p text:style-name="P2"><text:span text:style-name="T7">40Gb</text:span></text:p>
          </draw:text-box>
        </draw:frame>
        <draw:frame draw:style-name="gr22" draw:text-style-name="P12" draw:layer="layout" svg:width="1.454cm" svg:height="0.661cm" svg:x="24.454cm" svg:y="10.134cm">
          <draw:text-box>
            <text:p text:style-name="P2"><text:span text:style-name="T6">10Gb</text:span></text:p>
          </draw:text-box>
        </draw:frame>
        <draw:custom-shape draw:style-name="gr23" draw:text-style-name="P1" draw:layer="layout" svg:width="3.048cm" svg:height="1.651cm" svg:x="24.003cm" svg:y="18.228cm">
          <text:p/>
          <draw:enhanced-geometry svg:viewBox="0 0 21600 21600" draw:type="rectangle" draw:enhanced-path="M 0 0 L 21600 0 21600 21600 0 21600 0 0 Z N"/>
        </draw:custom-shape>
        <draw:frame draw:style-name="gr24" draw:text-style-name="P13" draw:layer="layout" svg:width="2.847cm" svg:height="1.584cm" svg:x="24.13cm" svg:y="18.355cm">
          <draw:text-box>
            <text:p><text:span text:style-name="T8">To DDC</text:span></text:p>
            <text:p text:style-name="P1"><text:span text:style-name="T9">(scidmz)</text:span></text:p>
          </draw:text-box>
        </draw:frame>
        <draw:line draw:style-name="gr25" draw:text-style-name="P1" draw:layer="layout" svg:x1="18.034cm" svg:y1="10.033cm" svg:x2="18.034cm" svg:y2="11.176cm">
          <text:p/>
        </draw:line>
        <draw:frame draw:style-name="gr18" draw:text-style-name="P7" draw:layer="layout" svg:width="1.661cm" svg:height="0.762cm" svg:x="18.288cm" svg:y="10.287cm">
          <draw:text-box>
            <text:p text:style-name="P2"><text:span text:style-name="T4">30Gb</text:span></text:p>
          </draw:text-box>
        </draw:frame>
        <draw:line draw:style-name="gr26" draw:text-style-name="P1" draw:layer="layout" svg:x1="21.59cm" svg:y1="10.033cm" svg:x2="26.797cm" svg:y2="10.033cm">
          <text:p/>
        </draw:line>
        <draw:line draw:style-name="gr26" draw:text-style-name="P1" draw:layer="layout" svg:x1="26.797cm" svg:y1="18.288cm" svg:x2="26.797cm" svg:y2="10.033cm">
          <text:p/>
        </draw:line>
        <draw:rect draw:style-name="gr1" draw:text-style-name="P1" draw:layer="layout" svg:width="3.81cm" svg:height="2.667cm" svg:x="10.795cm" svg:y="8.255cm">
          <text:p/>
        </draw:rect>
        <draw:frame draw:style-name="gr27" draw:text-style-name="P14" draw:layer="layout" svg:width="3.152cm" svg:height="1.481cm" svg:x="11.199cm" svg:y="8.89cm">
          <draw:text-box>
            <text:p text:style-name="P5"><text:span text:style-name="T1">Z9500</text:span></text:p>
            <text:p text:style-name="P2"><text:span text:style-name="T1">(Force 10)</text:span></text:p>
          </draw:text-box>
        </draw:frame>
        <draw:line draw:style-name="gr25" draw:text-style-name="P1" draw:layer="layout" svg:x1="14.605cm" svg:y1="10.033cm" svg:x2="18.034cm" svg:y2="10.033cm">
          <text:p/>
        </draw:line>
        <draw:frame draw:style-name="gr28" draw:text-style-name="P11" draw:layer="layout" svg:width="1.42cm" svg:height="0.531cm" svg:x="16.51cm" svg:y="9.398cm">
          <draw:text-box>
            <text:p text:style-name="P2"><text:span text:style-name="T6">40Gb</text:span></text:p>
          </draw:text-box>
        </draw:frame>
        <draw:rect draw:style-name="gr1" draw:text-style-name="P1" draw:layer="layout" svg:width="3.556cm" svg:height="1.764cm" svg:x="9.017cm" svg:y="1.411cm">
          <text:p/>
        </draw:rect>
        <draw:frame draw:style-name="gr27" draw:text-style-name="P14" draw:layer="layout" svg:width="3.152cm" svg:height="1.481cm" svg:x="9.266cm" svg:y="1.612cm">
          <draw:text-box>
            <text:p text:style-name="P5"><text:span text:style-name="T1">3xS3048</text:span></text:p>
            <text:p text:style-name="P2"><text:span text:style-name="T1">(Force 10)</text:span></text:p>
          </draw:text-box>
        </draw:frame>
        <draw:rect draw:style-name="gr1" draw:text-style-name="P1" draw:layer="layout" svg:width="4.064cm" svg:height="1.778cm" svg:x="2.54cm" svg:y="1.397cm" draw:corner-radius="0.5cm">
          <text:p/>
        </draw:rect>
        <draw:frame draw:style-name="gr29" draw:text-style-name="P6" draw:layer="layout" svg:width="3.698cm" svg:height="1.375cm" svg:x="2.757cm" svg:y="1.616cm">
          <draw:text-box>
            <text:p text:style-name="P5"><text:span text:style-name="T3">pc701-pc740</text:span></text:p>
            <text:p text:style-name="P5"><text:span text:style-name="T3">(d430)</text:span></text:p>
          </draw:text-box>
        </draw:frame>
        <draw:line draw:style-name="gr30" draw:text-style-name="P1" draw:layer="layout" svg:x1="9.017cm" svg:y1="2.286cm" svg:x2="6.604cm" svg:y2="2.286cm">
          <text:p/>
        </draw:line>
        <draw:frame draw:style-name="gr31" draw:text-style-name="P10" draw:layer="layout" svg:width="2.135cm" svg:height="0.537cm" svg:x="6.755cm" svg:y="1.622cm">
          <draw:text-box>
            <text:p text:style-name="P2"><text:span text:style-name="T6">2-4x1Gb</text:span></text:p>
          </draw:text-box>
        </draw:frame>
        <draw:rect draw:style-name="gr1" draw:text-style-name="P1" draw:layer="layout" svg:width="3.556cm" svg:height="1.764cm" svg:x="15.896cm" svg:y="1.38cm">
          <text:p/>
        </draw:rect>
        <draw:frame draw:style-name="gr27" draw:text-style-name="P14" draw:layer="layout" svg:width="3.152cm" svg:height="1.481cm" svg:x="16.145cm" svg:y="1.581cm">
          <draw:text-box>
            <text:p text:style-name="P5"><text:span text:style-name="T1">3xS3048</text:span></text:p>
            <text:p text:style-name="P2"><text:span text:style-name="T1">(Force 10)</text:span></text:p>
          </draw:text-box>
        </draw:frame>
        <draw:rect draw:style-name="gr1" draw:text-style-name="P1" draw:layer="layout" svg:width="4.064cm" svg:height="1.778cm" svg:x="21.844cm" svg:y="1.412cm" draw:corner-radius="0.5cm">
          <text:p/>
        </draw:rect>
        <draw:frame draw:style-name="gr29" draw:text-style-name="P6" draw:layer="layout" svg:width="3.698cm" svg:height="1.375cm" svg:x="22.061cm" svg:y="1.631cm">
          <draw:text-box>
            <text:p text:style-name="P5"><text:span text:style-name="T3">pc781-pc820</text:span></text:p>
            <text:p text:style-name="P5"><text:span text:style-name="T3">(d430)</text:span></text:p>
          </draw:text-box>
        </draw:frame>
        <draw:line draw:style-name="gr30" draw:text-style-name="P1" draw:layer="layout" svg:x1="21.844cm" svg:y1="2.159cm" svg:x2="19.442cm" svg:y2="2.185cm">
          <text:p/>
        </draw:line>
        <draw:frame draw:style-name="gr32" draw:text-style-name="P10" draw:layer="layout" svg:width="2.296cm" svg:height="0.508cm" svg:x="19.685cm" svg:y="1.524cm">
          <draw:text-box>
            <text:p text:style-name="P2"><text:span text:style-name="T6">2-4x1Gb</text:span></text:p>
          </draw:text-box>
        </draw:frame>
        <draw:rect draw:style-name="gr1" draw:text-style-name="P1" draw:layer="layout" svg:width="3.556cm" svg:height="1.764cm" svg:x="15.875cm" svg:y="4.445cm">
          <text:p/>
        </draw:rect>
        <draw:frame draw:style-name="gr27" draw:text-style-name="P14" draw:layer="layout" svg:width="3.152cm" svg:height="1.481cm" svg:x="16.124cm" svg:y="4.646cm">
          <draw:text-box>
            <text:p text:style-name="P5"><text:span text:style-name="T1">3xS3048</text:span></text:p>
            <text:p text:style-name="P2"><text:span text:style-name="T1">(Force 10)</text:span></text:p>
          </draw:text-box>
        </draw:frame>
        <draw:rect draw:style-name="gr1" draw:text-style-name="P1" draw:layer="layout" svg:width="4.064cm" svg:height="1.778cm" svg:x="21.823cm" svg:y="4.477cm" draw:corner-radius="0.5cm">
          <text:p/>
        </draw:rect>
        <draw:frame draw:style-name="gr29" draw:text-style-name="P6" draw:layer="layout" svg:width="3.698cm" svg:height="1.375cm" svg:x="22.04cm" svg:y="4.696cm">
          <draw:text-box>
            <text:p text:style-name="P5"><text:span text:style-name="T3">pc821-pc860</text:span></text:p>
            <text:p text:style-name="P5"><text:span text:style-name="T3">(d430)</text:span></text:p>
          </draw:text-box>
        </draw:frame>
        <draw:line draw:style-name="gr30" draw:text-style-name="P1" draw:layer="layout" svg:x1="21.823cm" svg:y1="5.224cm" svg:x2="19.421cm" svg:y2="5.25cm">
          <text:p/>
        </draw:line>
        <draw:frame draw:style-name="gr32" draw:text-style-name="P10" draw:layer="layout" svg:width="2.296cm" svg:height="0.508cm" svg:x="19.664cm" svg:y="4.589cm">
          <draw:text-box>
            <text:p text:style-name="P2"><text:span text:style-name="T6">2-4x1Gb</text:span></text:p>
          </draw:text-box>
        </draw:frame>
        <draw:polyline draw:style-name="gr33" draw:text-style-name="P1" draw:layer="layout" svg:width="11.937cm" svg:height="6.857cm" svg:x="14.605cm" svg:y="2.159cm" svg:viewBox="0 0 11938 6858" draw:points="0,6858 1778,6858 1778,5334 11938,5334 11938,0 11303,0">
          <text:p/>
        </draw:polyline>
        <draw:polyline draw:style-name="gr33" draw:text-style-name="P1" draw:layer="layout" svg:width="9.143cm" svg:height="2.412cm" svg:x="14.605cm" svg:y="6.223cm" svg:viewBox="0 0 9144 2413" draw:points="0,2413 1270,2413 1270,762 2794,762 9144,762 9144,762 9144,0">
          <text:p/>
        </draw:polyline>
        <draw:frame draw:style-name="gr32" draw:text-style-name="P10" draw:layer="layout" svg:width="2.296cm" svg:height="0.508cm" svg:x="18.478cm" svg:y="6.986cm">
          <draw:text-box>
            <text:p text:style-name="P2"><text:span text:style-name="T6">2-4x10Gb</text:span></text:p>
          </draw:text-box>
        </draw:frame>
        <draw:polyline draw:style-name="gr34" draw:text-style-name="P1" draw:layer="layout" svg:width="1.269cm" svg:height="2.92cm" svg:x="14.605cm" svg:y="5.334cm" svg:viewBox="0 0 1270 2921" draw:points="0,2921 0,0 1270,0">
          <text:p/>
        </draw:polyline>
        <draw:polyline draw:style-name="gr34" draw:text-style-name="P1" draw:layer="layout" svg:width="1.65cm" svg:height="5.968cm" svg:x="14.224cm" svg:y="2.286cm" svg:viewBox="0 0 1651 5969" draw:points="0,5969 0,0 1651,0">
          <text:p/>
        </draw:polyline>
        <draw:rect draw:style-name="gr1" draw:text-style-name="P1" draw:layer="layout" svg:width="3.556cm" svg:height="1.764cm" svg:x="9.017cm" svg:y="4.459cm">
          <text:p/>
        </draw:rect>
        <draw:frame draw:style-name="gr27" draw:text-style-name="P14" draw:layer="layout" svg:width="3.152cm" svg:height="1.481cm" svg:x="9.266cm" svg:y="4.66cm">
          <draw:text-box>
            <text:p text:style-name="P5"><text:span text:style-name="T1">3xS3048</text:span></text:p>
            <text:p text:style-name="P2"><text:span text:style-name="T1">(Force 10)</text:span></text:p>
          </draw:text-box>
        </draw:frame>
        <draw:rect draw:style-name="gr1" draw:text-style-name="P1" draw:layer="layout" svg:width="4.064cm" svg:height="1.778cm" svg:x="2.54cm" svg:y="4.445cm" draw:corner-radius="0.5cm">
          <text:p/>
        </draw:rect>
        <draw:frame draw:style-name="gr29" draw:text-style-name="P6" draw:layer="layout" svg:width="3.698cm" svg:height="1.375cm" svg:x="2.757cm" svg:y="4.664cm">
          <draw:text-box>
            <text:p text:style-name="P5"><text:span text:style-name="T3">pc741-pc780</text:span></text:p>
            <text:p text:style-name="P5"><text:span text:style-name="T3">(d430)</text:span></text:p>
          </draw:text-box>
        </draw:frame>
        <draw:line draw:style-name="gr30" draw:text-style-name="P1" draw:layer="layout" svg:x1="9.017cm" svg:y1="5.334cm" svg:x2="6.604cm" svg:y2="5.334cm">
          <text:p/>
        </draw:line>
        <draw:frame draw:style-name="gr31" draw:text-style-name="P10" draw:layer="layout" svg:width="2.135cm" svg:height="0.537cm" svg:x="6.755cm" svg:y="4.67cm">
          <draw:text-box>
            <text:p text:style-name="P2"><text:span text:style-name="T6">2-4x1Gb</text:span></text:p>
          </draw:text-box>
        </draw:frame>
        <draw:frame draw:style-name="gr20" draw:text-style-name="P11" draw:layer="layout" svg:width="2.093cm" svg:height="0.661cm" svg:x="14.351cm" svg:y="3.429cm">
          <draw:text-box>
            <text:p text:style-name="P2"><text:span text:style-name="T7">3x40Gb</text:span></text:p>
          </draw:text-box>
        </draw:frame>
        <draw:polyline draw:style-name="gr34" draw:text-style-name="P1" draw:layer="layout" svg:width="1.269cm" svg:height="5.968cm" svg:x="12.573cm" svg:y="2.286cm" svg:viewBox="0 0 1270 5969" draw:points="1270,5969 1270,0 0,0">
          <text:p/>
        </draw:polyline>
        <draw:polyline draw:style-name="gr34" draw:text-style-name="P1" draw:layer="layout" svg:width="0.888cm" svg:height="2.92cm" svg:x="12.573cm" svg:y="5.334cm" svg:viewBox="0 0 889 2921" draw:points="889,2921 889,0 0,0">
          <text:p/>
        </draw:polyline>
        <draw:polyline draw:style-name="gr33" draw:text-style-name="P1" draw:layer="layout" svg:width="6.984cm" svg:height="2.031cm" svg:x="5.969cm" svg:y="6.223cm" svg:viewBox="0 0 6985 2032" draw:points="6985,2032 6985,635 0,635 0,0">
          <text:p/>
        </draw:polyline>
        <draw:polyline draw:style-name="gr33" draw:text-style-name="P1" draw:layer="layout" svg:width="10.413cm" svg:height="5.841cm" svg:x="2.159cm" svg:y="2.413cm" svg:viewBox="0 0 10414 5842" draw:points="10414,5842 10414,4953 0,4953 0,0 381,0">
          <text:p/>
        </draw:polyline>
        <draw:frame draw:style-name="gr32" draw:text-style-name="P10" draw:layer="layout" svg:width="2.296cm" svg:height="0.508cm" svg:x="6.985cm" svg:y="6.858cm">
          <draw:text-box>
            <text:p text:style-name="P2"><text:span text:style-name="T6">2-4x10Gb</text:span></text:p>
          </draw:text-box>
        </draw:frame>
        <draw:rect draw:style-name="gr1" draw:text-style-name="P1" draw:layer="layout" svg:width="2.286cm" svg:height="1.27cm" svg:x="0.889cm" svg:y="9.652cm" draw:corner-radius="0.5cm">
          <text:p/>
        </draw:rect>
        <draw:frame draw:style-name="gr35" draw:text-style-name="P15" draw:layer="layout" svg:width="2.159cm" svg:height="1.313cm" svg:x="1.143cm" svg:y="9.652cm">
          <draw:text-box>
            <text:p text:style-name="P5"><text:span text:style-name="T10">dbox2</text:span></text:p>
            <text:p text:style-name="P5"><text:span text:style-name="T10">(d2100)</text:span></text:p>
          </draw:text-box>
        </draw:frame>
        <draw:rect draw:style-name="gr1" draw:text-style-name="P1" draw:layer="layout" svg:width="2.286cm" svg:height="1.27cm" svg:x="0.889cm" svg:y="7.831cm" draw:corner-radius="0.5cm">
          <text:p/>
        </draw:rect>
        <draw:frame draw:style-name="gr36" draw:text-style-name="P6" draw:layer="layout" svg:width="2.032cm" svg:height="1.313cm" svg:x="1.143cm" svg:y="7.831cm">
          <draw:text-box>
            <text:p text:style-name="P5"><text:span text:style-name="T10">dbox1</text:span></text:p>
            <text:p text:style-name="P5"><text:span text:style-name="T10">(d2100</text:span><text:span text:style-name="T3">)</text:span></text:p>
          </draw:text-box>
        </draw:frame>
        <draw:line draw:style-name="gr33" draw:text-style-name="P1" draw:layer="layout" svg:x1="5.334cm" svg:y1="8.89cm" svg:x2="3.048cm" svg:y2="8.89cm">
          <text:p/>
        </draw:line>
        <draw:line draw:style-name="gr33" draw:text-style-name="P1" draw:layer="layout" svg:x1="5.334cm" svg:y1="9.906cm" svg:x2="3.077cm" svg:y2="9.903cm">
          <text:p/>
        </draw:line>
        <draw:frame draw:style-name="gr20" draw:text-style-name="P11" draw:layer="layout" svg:width="2.093cm" svg:height="0.661cm" svg:x="3.048cm" svg:y="9.017cm">
          <draw:text-box>
            <text:p text:style-name="P2"><text:span text:style-name="T7">2x10Gb</text:span></text:p>
          </draw:text-box>
        </draw:frame>
        <draw:frame draw:style-name="gr15" draw:text-style-name="P10" draw:layer="layout" svg:width="1.501cm" svg:height="0.661cm" svg:x="7.262cm" svg:y="17.5cm">
          <draw:text-box>
            <text:p text:style-name="P2"><text:span text:style-name="T6">4x1Gb</text:span></text:p>
          </draw:text-box>
        </draw:frame>
        <draw:frame draw:style-name="gr37" draw:text-style-name="P10" draw:layer="layout" svg:width="1.501cm" svg:height="0.501cm" svg:x="10.287cm" svg:y="17.526cm">
          <draw:text-box>
            <text:p text:style-name="P2"><text:span text:style-name="T6">4x1Gb</text:span></text:p>
          </draw:text-box>
        </draw:frame>
        <draw:custom-shape draw:style-name="gr23" draw:text-style-name="P1" draw:layer="layout" svg:width="3.048cm" svg:height="1.203cm" svg:x="24.003cm" svg:y="7.941cm">
          <text:p/>
          <draw:enhanced-geometry svg:viewBox="0 0 21600 21600" draw:type="rectangle" draw:enhanced-path="M 0 0 L 21600 0 21600 21600 0 21600 0 0 Z N"/>
        </draw:custom-shape>
        <draw:frame draw:style-name="gr38" draw:text-style-name="P13" draw:layer="layout" svg:width="2.847cm" svg:height="0.993cm" svg:x="24.13cm" svg:y="8.068cm">
          <draw:text-box>
            <text:p><text:span text:style-name="T9">PhantomNet</text:span></text:p>
            <text:p text:style-name="P1"><text:span text:style-name="T9">(cisco13)</text:span></text:p>
          </draw:text-box>
        </draw:frame>
        <draw:line draw:style-name="gr33" draw:text-style-name="P1" draw:layer="layout" svg:x1="24.003cm" svg:y1="8.636cm" svg:x2="21.59cm" svg:y2="8.636cm">
          <text:p/>
        </draw:line>
        <draw:frame draw:style-name="gr22" draw:text-style-name="P12" draw:layer="layout" svg:width="1.454cm" svg:height="0.661cm" svg:x="22.098cm" svg:y="8.128cm">
          <draw:text-box>
            <text:p text:style-name="P2"><text:span text:style-name="T6">10G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Unix OpenOffice.org_project/416m1$Build-9790</meta:generator>
    <meta:creation-date>2005-10-05T16:19:26</meta:creation-date>
    <dc:date>2020-04-01T13:12:45</dc:date>
    <dc:language>en-US</dc:language>
    <meta:editing-cycles>69</meta:editing-cycles>
    <meta:editing-duration>P2DT7H54M35S</meta:editing-duration>
    <dc:creator>Leigh Stoller</dc:creator>
    <meta:document-statistic meta:object-count="102"/>
    <meta:user-defined meta:name="Info 1"/>
    <meta:user-defined meta:name="Info 2"/>
    <meta:user-defined meta:name="Info 3"/>
    <meta:user-defined meta:name="Info 4"/>
  </office:meta>
</office:document-meta>
</file>